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eea0ab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column table:style-name="co3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141.24</text:p>
          </table:table-cell>
          <table:table-cell/>
          <table:table-cell office:value-type="string" calcext:value-type="string">
            <text:p>-645.91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+17013.91 аванс для 2023</text:p>
          </table:table-cell>
          <table:table-cell table:number-columns-repeated="1017"/>
        </table:table-row>
        <table:table-row table:style-name="ro1" table:number-rows-repeated="10482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office:forms form:automatic-focus="false" form:apply-design-mode="false"/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/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706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.00.0000</text:date>, <text:time style:data-style-name="N2" text:time-value="00:44:34.13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31T00:50:23.959000000</dc:date>
    <meta:editing-duration>P4DT23H57M18S</meta:editing-duration>
    <meta:editing-cycles>1846</meta:editing-cycles>
    <meta:document-statistic meta:table-count="3" meta:cell-count="5583" meta:object-count="0"/>
    <meta:user-defined meta:name="qrichtext">1</meta:user-defined>
  </office:meta>
</office:document-meta>
</file>